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Standard">
      <style:text-properties officeooo:paragraph-rsid="0fbe4db4"/>
    </style:style>
    <style:style style:name="P7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Footnote">
      <style:text-properties officeooo:paragraph-rsid="0fda15e0"/>
    </style:style>
    <style:style style:name="P79" style:family="paragraph" style:parent-style-name="Standard">
      <style:text-properties officeooo:paragraph-rsid="0fe106d1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officeooo:rsid="047da547"/>
    </style:style>
    <style:style style:name="T24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" fo:font-size="12pt" style:font-size-asian="12pt" style:font-size-complex="12pt"/>
    </style:style>
    <style:style style:name="T279" style:family="text">
      <style:text-properties style:use-window-font-color="true" loext:opacity="0%" style:font-name="Liberation Sans" officeooo:rsid="0efd8e5c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officeooo:rsid="04473353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officeooo:rsid="0aace3cd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officeooo:rsid="0f0ca65a"/>
    </style:style>
    <style:style style:name="T310" style:family="text">
      <style:text-properties officeooo:rsid="0f8f58bd"/>
    </style:style>
    <style:style style:name="T311" style:family="text">
      <style:text-properties officeooo:rsid="0f95a7a0"/>
    </style:style>
    <style:style style:name="T312" style:family="text">
      <style:text-properties style:text-underline-style="none"/>
    </style:style>
    <style:style style:name="T313" style:family="text">
      <style:text-properties style:font-name="Liberation Mono" fo:font-size="8pt" style:font-size-asian="8pt" style:font-size-complex="8pt" loext:padding="0.049cm" loext:border="0.31pt solid #000000"/>
    </style:style>
    <style:style style:name="T3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80">C</text:span></text:span><text:span text:style-name="Strong_20_Emphasis"><text:span text:style-name="T179">hecklist voor </text:span></text:span><text:span text:style-name="Strong_20_Emphasis"><text:span text:style-name="T181">de installatie</text:span></text:span><text:span text:style-name="Strong_20_Emphasis"><text:span text:style-name="T179"> van </text:span></text:span><text:span text:style-name="Strong_20_Emphasis"><text:span text:style-name="T179"><text:user-field-get text:name="Distro">Ubuntu</text:user-field-get></text:span></text:span><text:span text:style-name="Strong_20_Emphasis"><text:span text:style-name="T179"><text:s/></text:span></text:span><text:span text:style-name="Strong_20_Emphasis"><text:span text:style-name="T186"><text:user-field-get text:name="Version">24.04</text:user-field-get></text:span></text:span><text:span text:style-name="Strong_20_Emphasis"><text:span text:style-name="T183"><text:note text:id="ftn1" text:note-class="footnote"><text:note-citation>1</text:note-citation><text:note-body><text:p text:style-name="P81"><text:span text:style-name="T295">D</text:span><text:span text:style-name="T286">eze </text:span><text:span text:style-name="Strong_20_Emphasis"><text:span text:style-name="T297"><text:user-field-get text:name="Distro">Ubuntu</text:user-field-get></text:span></text:span><text:span text:style-name="T288"><text:s/></text:span><text:span text:style-name="T298"><text:user-field-get text:name="Version">24.04</text:user-field-get></text:span><text:span text:style-name="T298"><text:s/></text:span><text:span text:style-name="Strong_20_Emphasis"><text:span text:style-name="T299"><text:user-field-get text:name="Edition">Desktop</text:user-field-get></text:span></text:span><text:span text:style-name="T286"><text:s/>(codenaam </text:span><text:span text:style-name="T294">noble</text:span><text:span text:style-name="T286">) van april</text:span><text:span text:style-name="T289"> </text:span><text:span text:style-name="Strong_20_Emphasis"><text:span text:style-name="T300"><text:user-field-get text:name="Releaseyear">2024</text:user-field-get></text:span></text:span><text:span text:style-name="T290"><text:s/></text:span><text:span text:style-name="T295">is een zogenaamde </text:span><text:span text:style-name="T286">LTS-</text:span><text:span text:style-name="T295">versie</text:span><text:span text:style-name="T286"> </text:span><text:span text:style-name="T295">(</text:span><text:span text:style-name="T286">staat voor Long-Term Support, </text:span><text:span text:style-name="T287">langetermijnondersteuning</text:span><text:span text:style-name="T295">)</text:span><text:span text:style-name="T287"> </text:span><text:span text:style-name="T296">en</text:span><text:span text:style-name="T290"> </text:span><text:span text:style-name="T286">wordt gedurende 5 jaar ondersteund tot april 202</text:span><text:span text:style-name="T294">9</text:span><text:span text:style-name="T286">, en met een </text:span><text:span text:style-name="T293">gratis persoonlijk </text:span><text:span text:style-name="T286">Ubuntu </text:span><text:span text:style-name="T291">P</text:span><text:span text:style-name="T286">ro-abonnement gedurende 1</text:span><text:span text:style-name="T292">0</text:span><text:span text:style-name="T286"> jaar tot april 203</text:span><text:span text:style-name="T294">4</text:span><text:span text:style-name="T286">.</text:span></text:p></text:note-body></text:note></text:span></text:span><text:span text:style-name="Strong_20_Emphasis"><text:span text:style-name="T184"><text:s/></text:span></text:span><text:span text:style-name="Strong_20_Emphasis"><text:span text:style-name="T185"><text:user-field-get text:name="Edition">Desktop</text:user-field-get></text:span></text:span><text:span text:style-name="Strong_20_Emphasis"><text:span text:style-name="T182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9">ONDERSTREEPTE</text:span></text:span><text:span text:style-name="T1"> </text:span><text:span text:style-name="T16">woorden</text:span><text:span text:style-name="T15"> het</text:span><text:span text:style-name="Strong_20_Emphasis"><text:span text:style-name="T227"> </text:span></text:span><text:span text:style-name="Strong_20_Emphasis"><text:span text:style-name="T228">tekstvak</text:span></text:span><text:span text:style-name="T16"> </text:span><text:span text:style-name="T19">in,</text:span><text:span text:style-name="T16"> </text:span><text:span text:style-name="T245">zie </text:span><text:span text:style-name="T279">[</text:span><text:span text:style-name="T245">toelichting</text:span><text:span text:style-name="T279">]</text:span><text:span text:style-name="T16">:</text:span></text:p>
      <text:p text:style-name="P2"><text:span text:style-name="Definition"><text:span text:style-name="T23">GEBRUIKER</text:span></text:span><text:span text:style-name="T253"><text:tab/><text:tab/></text:span><text:span text:style-name="T278"> <text:tab/><text:tab/></text:span><text:span text:style-name="T254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54"><text:tab/> <text:s text:c="2"/></text:span><text:span text:style-name="T255">[</text:span><text:span text:style-name="T256">V</text:span><text:span text:style-name="T248">olledige naam, bijv. </text:span><text:span text:style-name="T249">J</text:span><text:span text:style-name="T276">a</text:span><text:span text:style-name="T249">n </text:span><text:span text:style-name="T276">Jansen</text:span><text:span text:style-name="T277">]</text:span></text:p>
      <text:p text:style-name="P79"><text:span text:style-name="Definition"><text:span text:style-name="T247">g</text:span></text:span><text:span text:style-name="Definition">ebruikersnaam</text:span><text:span text:style-name="Definition"><text:span text:style-name="T312"><text:tab/></text:span></text:span><text:span text:style-name="T246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46"><text:tab/> <text:s text:c="2"/></text:span><text:span text:style-name="T7">[</text:span><text:span text:style-name="T8">K</text:span><text:span text:style-name="T6">orte naam, bijv. </text:span><text:span text:style-name="T190">j</text:span><text:span text:style-name="T191">a</text:span><text:span text:style-name="T190">n</text:span><text:span text:style-name="T192">]</text:span></text:p>
      <text:p text:style-name="P2"><text:span text:style-name="Definition">COMPUTERNAAM</text:span><text:span text:style-name="T257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62">[</text:span><text:span text:style-name="T263">N</text:span><text:span text:style-name="T258">aam van de compute</text:span><text:span text:style-name="T259">r, </text:span><text:span text:style-name="T260">bijv. </text:span><text:span text:style-name="T261">pc02</text:span><text:span text:style-name="T262">]</text:span></text:p>
      <text:p text:style-name="P2"><text:span text:style-name="Definition"><text:span text:style-name="T265">GEBRUIKER</text:span></text:span><text:span text:style-name="Definition"><text:span text:style-name="T270"><text:tab/></text:span></text:span><text:span text:style-name="T264"><text:tab/></text:span><text:span text:style-name="T278"> <text:tab/><text:tab/></text:span><text:span text:style-name="T254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54"><text:tab/> <text:s text:c="2"/></text:span><text:span text:style-name="T255">[</text:span><text:span text:style-name="T256">V</text:span><text:span text:style-name="T248">olledige naam </text:span><text:span text:style-name="T252">evt. 2</text:span><text:span text:style-name="T280">e</text:span><text:span text:style-name="T250"> gebruiker</text:span><text:span text:style-name="T251">]</text:span></text:p>
      <text:p text:style-name="P79"><text:span text:style-name="Definition"><text:span text:style-name="T265">GEBRUIKERSN</text:span></text:span><text:span text:style-name="Definition"><text:span text:style-name="T266">aa</text:span></text:span><text:span text:style-name="Definition"><text:span text:style-name="T265">M</text:span></text:span><text:span text:style-name="Definition"><text:span text:style-name="T270"><text:tab/></text:span></text:span><text:span text:style-name="T246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46"><text:tab/> <text:s text:c="2"/></text:span><text:span text:style-name="T268">[</text:span><text:span text:style-name="T269">K</text:span><text:span text:style-name="T267">orte naam</text:span><text:span text:style-name="T271"> </text:span><text:span text:style-name="T272">e</text:span><text:span text:style-name="T273">vt. 2</text:span><text:span text:style-name="T281">e</text:span><text:span text:style-name="T273"> </text:span><text:span text:style-name="T274">gebruiker</text:span><text:span text:style-name="T275">]</text:span></text:p>
      <text:p text:style-name="P1"><text:span text:style-name="T193">Vervang </text:span><text:span text:style-name="T200">de</text:span><text:span text:style-name="T193"> </text:span><text:span text:style-name="Definition"><text:span text:style-name="T24">ONDERSTREEPTE</text:span></text:span><text:span text:style-name="T193"> </text:span><text:span text:style-name="T194">woorden </text:span><text:span text:style-name="T193">in deze checklist door </text:span><text:span text:style-name="T200">d</text:span><text:span text:style-name="T201">i</text:span><text:span text:style-name="T200">e </text:span><text:span text:style-name="T199">in </text:span><text:span text:style-name="T201">het</text:span><text:span text:style-name="Strong_20_Emphasis"><text:span text:style-name="T62"> </text:span></text:span><text:span text:style-name="Strong_20_Emphasis"><text:span text:style-name="T81">tekstvak</text:span></text:span><text:span text:style-name="T193">.</text:span></text:p>
      <text:p text:style-name="P40"/>
      <text:p text:style-name="P40"/>
      <text:p text:style-name="P3"><text:span text:style-name="T205">Nog niet op Linux?</text:span><text:span text:style-name="T195"><text:tab/></text:span><text:span text:style-name="Strong_20_Emphasis"><text:span text:style-name="T85"><draw:control text:anchor-type="as-char" draw:z-index="17" draw:name="Vorm3" draw:style-name="gr1" draw:text-style-name="P91" svg:width="0.35cm" svg:height="0.35cm" draw:control="control16"/></text:span></text:span><text:span text:style-name="T202"><text:tab/></text:span><text:span text:style-name="T203">G</text:span><text:span text:style-name="T196">ebruik </text:span><text:span text:style-name="Strong_20_Emphasis"><text:span text:style-name="T206">Checklist </text:span></text:span><text:span text:style-name="Strong_20_Emphasis"><text:span text:style-name="T207">overzetten</text:span></text:span><text:span text:style-name="T196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7"> onder </text:span><text:span text:style-name="T204">Linux</text:span><text:span text:style-name="T198">.</text:span></text:p>
      <text:p text:style-name="P39"><text:span text:style-name="T169">Nieuwe installatie?</text:span><text:span text:style-name="T165"><text:tab/></text:span><text:span text:style-name="Strong_20_Emphasis"><text:span text:style-name="T84"><draw:control text:anchor-type="as-char" draw:z-index="18" draw:name="Vorm 2" draw:style-name="gr1" draw:text-style-name="P91" svg:width="0.35cm" svg:height="0.35cm" draw:control="control17"/></text:span></text:span><text:span text:style-name="T168"><text:tab/></text:span><text:span text:style-name="T167">B</text:span><text:span text:style-name="T165">egin bij hoofdstuk </text:span><text:span text:style-name="T169"><text:bookmark-ref text:reference-format="page" text:ref-name="__RefNumPara__4009_1271708128">2</text:bookmark-ref></text:span><text:span text:style-name="T165"><text:s text:c="2"/></text:span><text:span text:style-name="T170"><text:bookmark-ref text:reference-format="text" text:ref-name="__RefNumPara__4009_1271708128">Installatie uitvoeren</text:bookmark-ref></text:span><text:span text:style-name="T166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24">E</text:span></text:span><text:span text:style-name="User_20_Entry"><text:span text:style-name="T139">v</text:span></text:span><text:span text:style-name="User_20_Entry"><text:span text:style-name="T140">en</text:span></text:span><text:span text:style-name="User_20_Entry"><text:span text:style-name="T142">t</text:span></text:span><text:span text:style-name="User_20_Entry"><text:span text:style-name="T143">uele </text:span></text:span><text:span text:style-name="User_20_Entry"><text:span text:style-name="T144">extra </text:span></text:span><text:span text:style-name="Definition"><text:span text:style-name="T307">gebruiker</text:span></text:span><text:span text:style-name="User_20_Entry"><text:span text:style-name="T135">s</text:span></text:span><text:span text:style-name="User_20_Entry"><text:span text:style-name="T144"> aanmelden </text:span></text:span><text:span text:style-name="User_20_Entry"><text:span text:style-name="T145">en dezelfde stappen uitvoeren</text:span></text:span><text:span text:style-name="User_20_Entry"><text:span text:style-name="T141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2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60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1"><text:span text:style-name="T164">D</text:span>e <text:span text:style-name="T313">Super</text:span>-toets <text:span text:style-name="T217">is de Windows-toets, Command-toets </text:span><text:span text:style-name="T218">(Apple)</text:span><text:span text:style-name="T217">, of Vergrootglas-toets </text:span><text:span text:style-name="T218">(Chromebook)</text:span><text:span text:style-name="T217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3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1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2"><text:span text:style-name="User_20_Entry"><text:span text:style-name="T26">wget karelzimmer.nl/</text:span></text:span><text:span text:style-name="User_20_Entry"><text:span text:style-name="T163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2"><text:span text:style-name="User_20_Entry"><text:span text:style-name="T26">bash </text:span></text:span><text:span text:style-name="User_20_Entry"><text:span text:style-name="T163">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0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9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211">Start de computer op vanaf</text:span><text:span text:style-name="T211"><text:note text:id="ftn4" text:note-class="footnote"><text:note-citation>1</text:note-citation><text:note-body><text:p text:style-name="P78"><text:span text:style-name="T149">B</text:span><text:span text:style-name="T150">ootmenu/</text:span><text:span text:style-name="T149">S</text:span><text:span text:style-name="T150">etup</text:span><text:span text:style-name="T148"> via </text:span><text:span text:style-name="T146">é</text:span><text:span text:style-name="T147">é</text:span><text:span text:style-name="T149">n van de </text:span><text:span text:style-name="Definition"><text:span text:style-name="T151">Veelgebruikte toetsen:</text:span></text:span><text:span text:style-name="Definition"><text:span text:style-name="T152"> </text:span></text:span><text:span text:style-name="User_20_Entry"><text:span text:style-name="T162">Esc</text:span></text:span><text:span text:style-name="User_20_Entry"><text:span text:style-name="T155">,</text:span></text:span><text:span text:style-name="Definition"><text:span text:style-name="T152"> </text:span></text:span><text:span text:style-name="User_20_Entry"><text:span text:style-name="T162">Delete</text:span></text:span><text:span text:style-name="User_20_Entry"><text:span text:style-name="T156">,</text:span></text:span><text:span text:style-name="Definition"><text:span text:style-name="T152"> </text:span></text:span><text:span text:style-name="User_20_Entry"><text:span text:style-name="T162">F1</text:span></text:span><text:span text:style-name="User_20_Entry"><text:span text:style-name="T156">,</text:span></text:span><text:span text:style-name="Definition"><text:span text:style-name="T152"> </text:span></text:span><text:span text:style-name="User_20_Entry"><text:span text:style-name="T162">F2</text:span></text:span><text:span text:style-name="User_20_Entry"><text:span text:style-name="T156">,</text:span></text:span><text:span text:style-name="Definition"><text:span text:style-name="T152"> </text:span></text:span><text:span text:style-name="User_20_Entry"><text:span text:style-name="T162">F9</text:span></text:span><text:span text:style-name="User_20_Entry"><text:span text:style-name="T156">,</text:span></text:span><text:span text:style-name="Definition"><text:span text:style-name="T152"> </text:span></text:span><text:span text:style-name="User_20_Entry"><text:span text:style-name="T162">F10</text:span></text:span><text:span text:style-name="User_20_Entry"><text:span text:style-name="T156">,</text:span></text:span><text:span text:style-name="Definition"><text:span text:style-name="T152"> </text:span></text:span><text:span text:style-name="User_20_Entry"><text:span text:style-name="T162">F11</text:span></text:span><text:span text:style-name="User_20_Entry"><text:span text:style-name="T156">,</text:span></text:span><text:span text:style-name="Definition"><text:span text:style-name="T152"> </text:span></text:span><text:span text:style-name="Definition"><text:span text:style-name="T153">o</text:span></text:span><text:span text:style-name="Definition"><text:span text:style-name="T154">f</text:span></text:span><text:span text:style-name="Definition"><text:span text:style-name="T152"> </text:span></text:span><text:span text:style-name="User_20_Entry"><text:span text:style-name="T162">F12</text:span></text:span><text:span text:style-name="User_20_Entry"><text:span text:style-name="T156">.</text:span></text:span></text:p></text:note-body></text:note></text:span><text:span text:style-name="T211"> </text:span><text:span text:style-name="T215">een </text:span><text:span text:style-name="Strong_20_Emphasis"><text:span text:style-name="T188"><text:user-field-get text:name="Distro">Ubuntu</text:user-field-get></text:span></text:span><text:span text:style-name="T210"><text:s/></text:span><text:span text:style-name="T189"><text:user-field-get text:name="Version">24.04</text:user-field-get></text:span><text:span text:style-name="T189"><text:s/></text:span><text:span text:style-name="Strong_20_Emphasis"><text:span text:style-name="T117"><text:user-field-get text:name="Edition">Desktop</text:user-field-get></text:span></text:span><text:span text:style-name="Strong_20_Emphasis"><text:span text:style-name="T117"><text:s/></text:span></text:span><text:span text:style-name="Strong_20_Emphasis"><text:span text:style-name="T118">L</text:span></text:span><text:span text:style-name="T119">ive</text:span><text:span text:style-name="T119"><text:note text:id="ftn5" text:note-class="footnote"><text:note-citation>2</text:note-citation><text:note-body><text:p text:style-name="P67"><text:span text:style-name="T282">Vanaf ee</text:span>n <text:span text:style-name="T311">L</text:span>ive <text:span text:style-name="T310">USB</text:span><text:span text:style-name="T285">-stick</text:span><text:span text:style-name="T21"> </text:span>kunt <text:span text:style-name="T282">u opstarten en</text:span> <text:span text:style-name="T17">met 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werken zonder enige bestanden op de harde schijf te wijzigen en maakt ook installatie van 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mogelijk.</text:p></text:note-body></text:note></text:span><text:span text:style-name="T119"> </text:span><text:span text:style-name="T122">USB</text:span><text:span text:style-name="T120">-stick</text:span><text:span text:style-name="T120"><text:note text:id="ftn6" text:note-class="footnote"><text:note-citation>3</text:note-citation><text:note-body><text:p text:style-name="P80"><text:span text:style-name="Strong_20_Emphasis"><text:span text:style-name="T134">Maak een opstartbare USB-stick</text:span></text:span><text:span text:style-name="Strong_20_Emphasis"><text:span text:style-name="T130">:<text:line-break/></text:span></text:span><text:span text:style-name="Strong_20_Emphasis"><text:span text:style-name="T125">Download </text:span></text:span><text:span text:style-name="Strong_20_Emphasis"><text:span text:style-name="T126">een </text:span>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Strong_20_Emphasis"><text:span text:style-name="T136"><text:user-field-get text:name="Edition">Desktop</text:user-field-get></text:span></text:span><text:span text:style-name="Strong_20_Emphasis"><text:span text:style-name="T136"><text:s/></text:span></text:span><text:span text:style-name="Strong_20_Emphasis"><text:span text:style-name="T136"><text:user-field-get text:name="Version">24.04</text:user-field-get></text:span></text:span><text:span text:style-name="Strong_20_Emphasis"><text:span text:style-name="T136"><text:s/></text:span></text:span><text:span text:style-name="Strong_20_Emphasis"><text:span text:style-name="T138">LTS </text:span></text:span><text:span text:style-name="Strong_20_Emphasis"><text:span text:style-name="T131">CD</text:span></text:span><text:span text:style-name="Strong_20_Emphasis"><text:span text:style-name="T133">-beeldbestand</text:span></text:span><text:span text:style-name="Strong_20_Emphasis"><text:span text:style-name="T127"> </text:span></text:span><text:span text:style-name="Strong_20_Emphasis"><text:span text:style-name="T128">(.iso) </text:span></text:span><text:span text:style-name="Strong_20_Emphasis"><text:span text:style-name="T127">vanaf </text:span></text:span><text:a xlink:type="simple" xlink:href="https://ubuntu.com/download" text:style-name="Internet_20_link" text:visited-style-name="Visited_20_Internet_20_Link"><text:span text:style-name="Strong_20_Emphasis"><text:span text:style-name="T284">ubuntu.com/download</text:span></text:span></text:a><text:span text:style-name="Strong_20_Emphasis"><text:span text:style-name="T127">.</text:span></text:span><text:span text:style-name="Strong_20_Emphasis"><text:span text:style-name="T129"><text:line-break/>De </text:span></text:span><text:span text:style-name="Strong_20_Emphasis"><text:span text:style-name="T132">ver</text:span></text:span><text:span text:style-name="Strong_20_Emphasis"><text:span text:style-name="T129">volgstappen staan beschreven in </text:span></text:span><text:span text:style-name="Strong_20_Emphasis"><text:span text:style-name="T137">Linux informatie</text:span></text:span><text:span text:style-name="Strong_20_Emphasis"><text:span text:style-name="T129">, te vinden op </text:span>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129">, onder </text:span></text:span><text:span text:style-name="Strong_20_Emphasis"><text:span text:style-name="T137">Linux</text:span></text:span><text:span text:style-name="Strong_20_Emphasis"><text:span text:style-name="T129">.</text:span>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3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23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12">Kies</text:span><text:span text:style-name="T213"> </text:span><text:span text:style-name="T216">Nederlands</text:span><text:span text:style-name="T213"> en klik</text:span><text:span text:style-name="T214"> </text:span><text:span text:style-name="T213">op</text:span><text:span text:style-name="T212"> </text:span><text:span text:style-name="T209">Next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6" draw:name="Vorm 10" draw:style-name="gr1" draw:text-style-name="P91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7">Bij</text:span><text:span text:style-name="T230"> </text:span><text:span text:style-name="Strong_20_Emphasis"><text:span text:style-name="T240">Kies uw toetsenbordindeling</text:span>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3">Kies <text:span text:style-name="T314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7" draw:name="Vorm 11" draw:style-name="gr1" draw:text-style-name="P91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7">Bij</text:span><text:span text:style-name="T230"> </text:span><text:span text:style-name="Strong_20_Emphasis"><text:span text:style-name="T241">What apps would you like to install to start with?</text:span></text:span><text:span text:style-name="Strong_20_Emphasis"><text:span text:style-name="T226"> kies </text:span></text:span><text:span text:style-name="Strong_20_Emphasis"><text:span text:style-name="T241">Extended selection</text:span>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7">Bij</text:span><text:span text:style-name="T230"> </text:span><text:span text:style-name="Strong_20_Emphasis"><text:span text:style-name="T238">Create your account</text:span>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36">V</text:span><text:span text:style-name="T231">ul </text:span><text:span text:style-name="T232">in </text:span><text:span text:style-name="Strong_20_Emphasis"><text:span text:style-name="T238">Your</text:span></text:span><text:span text:style-name="Strong_20_Emphasis"><text:span text:style-name="T233"> n</text:span></text:span><text:span text:style-name="Strong_20_Emphasis"><text:span text:style-name="T234">am</text:span></text:span><text:span text:style-name="Strong_20_Emphasis"><text:span text:style-name="T238">e</text:span></text:span><text:span text:style-name="Strong_20_Emphasis"><text:span text:style-name="T222"> </text:span></text:span><text:span text:style-name="Definition"><text:span text:style-name="T4">gebruiker</text:span></text:span><text:span text:style-name="Strong_20_Emphasis"><text:span text:style-name="T223">, <text:line-break/></text:span></text:span><text:span text:style-name="Strong_20_Emphasis"><text:span text:style-name="T238">You</text:span></text:span><text:span text:style-name="Strong_20_Emphasis"><text:span text:style-name="T244">r</text:span></text:span><text:span text:style-name="Strong_20_Emphasis"><text:span text:style-name="T233"> </text:span></text:span><text:span text:style-name="Strong_20_Emphasis"><text:span text:style-name="T235">computer</text:span></text:span><text:span text:style-name="Strong_20_Emphasis"><text:span text:style-name="T243">'s </text:span></text:span><text:span text:style-name="Strong_20_Emphasis"><text:span text:style-name="T242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2">,<text:line-break/></text:span></text:span><text:span text:style-name="Strong_20_Emphasis"><text:span text:style-name="T239">Your username</text:span></text:span><text:span text:style-name="Strong_20_Emphasis"><text:span text:style-name="T222"> </text:span></text:span><text:span text:style-name="Definition"><text:span text:style-name="T4">gebruikersnaam</text:span></text:span><text:span text:style-name="Strong_20_Emphasis"><text:span text:style-name="T222">, </text:span></text:span><text:span text:style-name="Strong_20_Emphasis"><text:span text:style-name="T225">en</text:span></text:span><text:span text:style-name="Strong_20_Emphasis"><text:span text:style-name="T222"><text:line-break/></text:span></text:span><text:span text:style-name="Strong_20_Emphasis"><text:span text:style-name="T224">g</text:span></text:span><text:span text:style-name="Strong_20_Emphasis"><text:span text:style-name="T221">eef tweemaal een </text:span></text:span><text:span text:style-name="Strong_20_Emphasis"><text:span text:style-name="T229">wachtwoord</text:span></text:span><text:span text:style-name="Strong_20_Emphasis"><text:span text:style-name="T221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5"><text:span text:style-name="Strong_20_Emphasis"><text:span text:style-name="T105">Installatie </text:span></text:span><text:span text:style-name="Strong_20_Emphasis"><text:span text:style-name="T106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4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0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77">De </text:span><text:span text:style-name="T220">Super</text:span><text:span text:style-name="T177">-toets is de Windows-toets, Command-toets </text:span><text:span text:style-name="T178">(Apple)</text:span><text:span text:style-name="T177">, of Vergrootglas-toets </text:span><text:span text:style-name="T178">(Chromebook)</text:span><text:span text:style-name="T177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ter</text:span></text:span><text:span text:style-name="Strong_20_Emphasis"><text:span text:style-name="T101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2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5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1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2"><text:span text:style-name="User_20_Entry"><text:span text:style-name="T26">wget karelzimmer.nl/</text:span></text:span><text:span text:style-name="User_20_Entry"><text:span text:style-name="T163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2"><text:span text:style-name="User_20_Entry"><text:span text:style-name="T26">bash </text:span></text:span><text:span text:style-name="User_20_Entry"><text:span text:style-name="T163">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60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12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7">E</text:span></text:span><text:span text:style-name="User_20_Entry"><text:span text:style-name="T159">ventuele extra </text:span></text:span><text:span text:style-name="Definition"><text:span text:style-name="T308">gebruiker</text:span></text:span><text:span text:style-name="User_20_Entry"><text:span text:style-name="T158">s</text:span></text:span><text:span text:style-name="User_20_Entry"><text:span text:style-name="T159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4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60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77">De </text:span><text:span text:style-name="T220">Super</text:span><text:span text:style-name="T177">-toets is de Windows-toets, Command-toets </text:span><text:span text:style-name="T178">(Apple)</text:span><text:span text:style-name="T177">, of Vergrootglas-toets </text:span><text:span text:style-name="T178">(Chromebook)</text:span><text:span text:style-name="T177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7">Installatiem</text:span></text:span><text:span text:style-name="Strong_20_Emphasis"><text:span text:style-name="T108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12">4</text:span></text:span><text:span text:style-name="Strong_20_Emphasis"><text:span text:style-name="T92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71">E</text:span><text:span text:style-name="T172">inde c</text:span><text:span text:style-name="T173">hecklist, </text:span><text:span text:style-name="T174">d</text:span><text:span text:style-name="T173">e installatie van </text:span><text:span text:style-name="Strong_20_Emphasis"><text:span text:style-name="T187"><text:user-field-get text:name="Distro">Ubuntu</text:user-field-get></text:span></text:span><text:span text:style-name="T175"><text:s/></text:span><text:span text:style-name="T176"><text:user-field-get text:name="Version">24.04</text:user-field-get></text:span><text:span text:style-name="T176"><text:s/></text:span><text:span text:style-name="Strong_20_Emphasis"><text:span text:style-name="T116"><text:user-field-get text:name="Edition">Desktop</text:user-field-get></text:span></text:span><text:span text:style-name="Strong_20_Emphasis"><text:span text:style-name="T116"><text:s/></text:span></text:span><text:span text:style-name="T173">is voltooid.</text:span></text:p>
      <text:p text:style-name="P8"/>
      <text:list text:style-name="L2">
        <text:list-header>
          <text:p text:style-name="P89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4">.</text:span></text:span></text:p>
          <text:p text:style-name="P90"><text:span text:style-name="Emphasis"><text:span text:style-name="T304">C</text:span></text:span><text:span text:style-name="Emphasis"><text:span text:style-name="T305">C0</text:span></text:span><text:span text:style-name="Emphasis"><text:span text:style-name="T304"> 1.0 </text:span></text:span><text:span text:style-name="Emphasis"><text:span text:style-name="T306">Universeel</text:span></text:span><text:span text:style-name="Emphasis"><text:span text:style-name="T304"> </text:span></text:span><text:span text:style-name="Emphasis"><text:span text:style-name="T3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1"><text:s/></text:span></text:span><text:span text:style-name="Emphasis"><text:span text:style-name="T3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23T20:09:32.657572268">2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20:09:32.522201018</dc:date>
    <meta:keyword>Installatie</meta:keyword>
    <meta:keyword>Checklist</meta:keyword>
    <meta:keyword>Linux</meta:keyword>
    <meta:editing-cycles>6901</meta:editing-cycles>
    <meta:editing-duration>P12DT8H45M49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13" meta:character-count="3645" meta:non-whitespace-character-count="3161"/>
    <meta:user-defined meta:name="Info 1"/>
    <meta:user-defined meta:name="Info 2"/>
    <meta:user-defined meta:name="Info 3"/>
    <meta:user-defined meta:name="Info 4"/>
  </office:meta>
</office:document-meta>
</file>